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FreeMono" officeooo:rsid="001f38ee" officeooo:paragraph-rsid="001f38ee"/>
    </style:style>
    <style:style style:name="P2" style:family="paragraph" style:parent-style-name="Standard">
      <style:paragraph-properties fo:line-height="115%"/>
      <style:text-properties style:font-name="FreeMono"/>
    </style:style>
    <style:style style:name="P3" style:family="paragraph" style:parent-style-name="Standard">
      <style:paragraph-properties fo:line-height="115%"/>
      <style:text-properties style:font-name="FreeMono" officeooo:rsid="001f9a1b" officeooo:paragraph-rsid="001f9a1b"/>
    </style:style>
    <style:style style:name="P4" style:family="paragraph" style:parent-style-name="Standard">
      <style:paragraph-properties fo:line-height="115%"/>
      <style:text-properties style:font-name="FreeMono" officeooo:rsid="001ff7f5" officeooo:paragraph-rsid="001ff7f5"/>
    </style:style>
    <style:style style:name="P5" style:family="paragraph" style:parent-style-name="Standard">
      <style:paragraph-properties fo:line-height="115%"/>
      <style:text-properties style:font-name="FreeMono" officeooo:rsid="0022a703" officeooo:paragraph-rsid="0022a703"/>
    </style:style>
    <style:style style:name="P6" style:family="paragraph" style:parent-style-name="Standard">
      <style:paragraph-properties fo:line-height="115%"/>
      <style:text-properties style:font-name="FreeMono" officeooo:rsid="00248169" officeooo:paragraph-rsid="00248169"/>
    </style:style>
    <style:style style:name="P7" style:family="paragraph" style:parent-style-name="Standard">
      <style:paragraph-properties fo:line-height="115%"/>
      <style:text-properties style:font-name="FreeMono" officeooo:rsid="0024de5d" officeooo:paragraph-rsid="0024de5d"/>
    </style:style>
    <style:style style:name="P8" style:family="paragraph" style:parent-style-name="Standard">
      <style:paragraph-properties fo:line-height="115%"/>
      <style:text-properties style:font-name="FreeMono" officeooo:rsid="00252ae2" officeooo:paragraph-rsid="00252ae2"/>
    </style:style>
    <style:style style:name="P9" style:family="paragraph" style:parent-style-name="Standard">
      <style:paragraph-properties fo:line-height="115%"/>
      <style:text-properties style:font-name="FreeMono" officeooo:rsid="0028becf" officeooo:paragraph-rsid="0028becf"/>
    </style:style>
    <style:style style:name="P10" style:family="paragraph" style:parent-style-name="Standard">
      <style:paragraph-properties fo:line-height="115%"/>
      <style:text-properties style:font-name="FreeMono" officeooo:rsid="0029a52d" officeooo:paragraph-rsid="0029a52d"/>
    </style:style>
    <style:style style:name="P11" style:family="paragraph" style:parent-style-name="Standard">
      <style:paragraph-properties fo:line-height="115%"/>
      <style:text-properties style:font-name="FreeMono" officeooo:rsid="002be22f" officeooo:paragraph-rsid="002be22f"/>
    </style:style>
    <style:style style:name="P12" style:family="paragraph" style:parent-style-name="Standard">
      <style:paragraph-properties fo:line-height="115%"/>
      <style:text-properties style:font-name="FreeMono" officeooo:rsid="001ff7f5" officeooo:paragraph-rsid="004f7283"/>
    </style:style>
    <style:style style:name="P13" style:family="paragraph" style:parent-style-name="Standard">
      <style:paragraph-properties fo:line-height="115%"/>
      <style:text-properties style:font-name="FreeMono" officeooo:rsid="001ff7f5" officeooo:paragraph-rsid="009cd405"/>
    </style:style>
    <style:style style:name="P14" style:family="paragraph" style:parent-style-name="Standard">
      <style:paragraph-properties fo:line-height="115%"/>
      <style:text-properties style:font-name="FreeMono" officeooo:rsid="001ff7f5" officeooo:paragraph-rsid="00a35ef2"/>
    </style:style>
    <style:style style:name="P15" style:family="paragraph" style:parent-style-name="Standard">
      <style:paragraph-properties fo:line-height="115%"/>
      <style:text-properties style:font-name="FreeMono" officeooo:rsid="001f38ee" officeooo:paragraph-rsid="001f38ee"/>
    </style:style>
    <style:style style:name="P16" style:family="paragraph" style:parent-style-name="Standard">
      <style:paragraph-properties fo:line-height="115%"/>
      <style:text-properties style:font-name="FreeMono" officeooo:rsid="0065ae70" officeooo:paragraph-rsid="0065ae70"/>
    </style:style>
    <style:style style:name="T1" style:family="text">
      <style:text-properties officeooo:rsid="001ff7f5"/>
    </style:style>
    <style:style style:name="T2" style:family="text">
      <style:text-properties officeooo:rsid="00248169"/>
    </style:style>
    <style:style style:name="T3" style:family="text">
      <style:text-properties officeooo:rsid="00252ae2"/>
    </style:style>
    <style:style style:name="T4" style:family="text">
      <style:text-properties officeooo:rsid="0028becf"/>
    </style:style>
    <style:style style:name="T5" style:family="text">
      <style:text-properties officeooo:rsid="0029a52d"/>
    </style:style>
    <style:style style:name="T6" style:family="text">
      <style:text-properties officeooo:rsid="002be22f"/>
    </style:style>
    <style:style style:name="T7" style:family="text">
      <style:text-properties officeooo:rsid="002c6354"/>
    </style:style>
    <style:style style:name="T8" style:family="text">
      <style:text-properties officeooo:rsid="002d44f1"/>
    </style:style>
    <style:style style:name="T9" style:family="text">
      <style:text-properties officeooo:rsid="0030b9f6"/>
    </style:style>
    <style:style style:name="T10" style:family="text">
      <style:text-properties officeooo:rsid="0067645f"/>
    </style:style>
    <style:style style:name="T11" style:family="text">
      <style:text-properties style:text-line-through-style="solid" style:text-line-through-type="single" officeooo:rsid="0067645f"/>
    </style:style>
    <style:style style:name="T12" style:family="text">
      <style:text-properties officeooo:rsid="007cc1ec"/>
    </style:style>
    <style:style style:name="T13" style:family="text">
      <style:text-properties officeooo:rsid="009cd405"/>
    </style:style>
    <style:style style:name="T14" style:family="text">
      <style:text-properties fo:font-style="italic" officeooo:rsid="009cd405" style:font-style-asian="italic" style:font-style-complex="italic"/>
    </style:style>
    <style:style style:name="T15" style:family="text">
      <style:text-properties fo:font-style="normal" officeooo:rsid="009cd405" style:font-style-asian="normal" style:font-style-complex="normal"/>
    </style:style>
    <style:style style:name="T16" style:family="text">
      <style:text-properties fo:font-style="normal" officeooo:rsid="009e90a6" style:font-style-asian="normal" style:font-style-complex="normal"/>
    </style:style>
    <style:style style:name="T17" style:family="text">
      <style:text-properties fo:font-style="normal" officeooo:rsid="009f1c9b" style:font-style-asian="normal" style:font-style-complex="normal"/>
    </style:style>
    <style:style style:name="T18" style:family="text">
      <style:text-properties fo:font-style="normal" officeooo:rsid="009fe2fe" style:font-style-asian="normal" style:font-style-complex="normal"/>
    </style:style>
    <style:style style:name="T19" style:family="text">
      <style:text-properties fo:font-style="normal" officeooo:rsid="009ff464"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GS200</text:p>
      <text:p text:style-name="P1">Final: Analytical Essay</text:p>
      <text:p text:style-name="P1"/>
      <text:p text:style-name="P12"><text:tab/><text:span text:style-name="T9">The recent election cycle is a decent, though murky, tool to locate ethics' role in industry. During a debate one of the primary runners for office of president claimed that paying minimum on taxes was the smart business move. That's correct insofar as a corporation is concerned; shrewd practices and a miserly outlook are qualities well received by industry. Is it ethical? I think it's not, but it is likely legal, and the answer may also depend on what those taxes are going toward. Another contender for president operated on the board of directors for the Clinton Foundation, a charitable organization which has a positive rating from the American Institute of Philanthropy's Charity Watch, but is also fraught with public debate over corruption and scandal. An overly simplified diorama of capitalism has a tidy circle of movement: capital moves from those with an idea and the means to execute it down to a working class which carries out the production; then the profits return to the instigator. Ethical intentions largely fail to maximize the output of that loop. I contend that ethical behavior is strongest at the individual level because it integrates into mental rewards: doing well by others makes us feel good. But as more people are brought together and then infused with finances other factors can take precedence, leading to decision making based on the retention of power or wealth. The affects of industrial and corporate decisions can be felt globally, and we've given a lot of attention in this class to the impact on health and the environment.</text:span></text:p>
      <text:p text:style-name="P16"/>
      <text:p text:style-name="P12"><text:tab/><text:span text:style-name="T10">Many areas of ethical contention affect both health and environment, as the two are pretty intrinsically linked. Hydraulic fracturing and oil sands mining have strong arguments both for and against them. Proponents argue that these innovative methods of reaching petroleum products is worthwhile for the benefit delivered to societies where the gasoline and heating oil wind up. Bringing down the cost of transportation is a boon to economic growth, these stronger economies are then better prepared to deliver health care to their population, and as we saw with the Canadian oil sands </text:span><text:span text:style-name="T11">propaganda</text:span><text:span text:style-name="T10"> informational video these companies are actively tackling the issue of environmental impact. That environmental impact appears in the form of runoff and possible tectonic instability from hydraulic fracturing, and the resulting contaminated wastewater ponds and air pollution from oil sands mining. Those issues cover health concerns as well, with risk of contaminated drinking water and contact with toxins from hydraulic fracturing, to the threat of water quality damage from leaking tailing ponds at oil sands sites. This is a great time to look at ethics because the answers are so difficult to reach. At what point is this form of oil worth driving for? How do we measure and discuss the impact to the health of people living </text:span><text:soft-page-break/><text:span text:style-name="T10">around the extraction sites and to the environment? Would an ethical business turn down the opportunity to supply and refine these forms of petroleum? Burning hydrocarbons is a huge part of lifestyles in so-called first world countries, which makes denouncing them here difficult at best and simply hypocritical on average.</text:span></text:p>
      <text:p text:style-name="P12"/>
      <text:p text:style-name="P12"><text:tab/><text:span text:style-name="T12">We've also discussed the practice of deforestation in regions such as the Amazon rain forest. As our textbook points out, it can be hard to imagine that a forest large enough to be compared against the land size of the United States may become threatened by any amount of human activity. The Atlantic forest is used as a counter example; it has almost entirely been removed by deforestation to make room for cities along the coast of South America, and even the small section left must be rigorously preserved in order to protect the unique ecosystems it contains. Safeguarding ecological zones such as rain forests is important because their removal permanently damages ecosystems and threatens entire species of plant and animal. The issue of deforestation has received a lot of attention in recent years because the short term effects are relatively concrete and enumerable. This is unlike pollution, where the detrimental outcomes germinate for much longer. Much of the clearing done on the Amazon occurs to export lumber and make room for agriculture and cattle, thus the driving factor is again economic growth. Stopping deforestation entails removing peoples' basis of livelihood, can that be accomplished ethically? Hopefully, because the practice is a marker for more than the obvious ecological harm. As humans continue to encroach on areas we otherwise wouldn't densely populate, the risk of spillover disease increases. Now even the task of managing human residence takes on a role in the ethics debate: how is the risk of a epidemic or pandemic along the same vein of the 2014 Ebola outbreak evaluated? Is it the responsibility of decision makers to take a stance against potential diseases, or against poverty? What is the role of governments playing on an international stage if a new disease is ultimately encountered after clearing land in the Amazon? As we discussed in class, the process of securing and making available samples to analyze can be contentious. To developed nations watching from the periphery, the desire to develop vaccines or treatment is high, and access to necessary information is considered a right as far as ethics go. But to a disease-struck country, the developed medicine may not be available in sufficient quantity; to them the issue may then be one of biopiracy.</text:span></text:p>
      <text:p text:style-name="P12"/>
      <text:p text:style-name="P13"><text:tab/><text:span text:style-name="T13">One of our semester texts, </text:span><text:span text:style-name="T14">The Bright Continent</text:span><text:span text:style-name="T15">, touched on an important ethical debate close to my heart: intellectual property (IP). The author details how small businesses and local populations were able to leverage existing systems with immense effect. Cellphone minute sharing </text:span><text:span text:style-name="T16">became an underpinning of informal economy long before the telcos folded the idea back into a more official monetary system. </text:span><text:span text:style-name="T17">Even the “Yahoo Boys” are shown in a new light, as disillusioned </text:span><text:soft-page-break/><text:span text:style-name="T17">innovators willing to exploit globalization. </text:span><text:span text:style-name="T18">Here the case of ethics depends on viewpoints, are these people anarchic scammers or </text:span><text:span text:style-name="T19">employees of an informal economy? My favorite example</text:span><text:span text:style-name="T13"> of how viewpoints hold ethical dilemmas differently can be found in the US-China playoff of intellectual property. The United States has a system which assigns the right to an idea to a single person, globally. We have companies that generate no product, nor meaningful service, but exist by amassing patents and then suing others over IP infringement. In China, that system isn't upheld; at least not at a cultural level. Factory workers left with the plans for cellphones and started their own companies that were able to produce similar products with much less overhead, significantly reducing the price. That pattern can be seen across all of electronics manufacturing in China, as products are copied, produced for less, and then re-imagined and designed to serve the needs of an exploding local middle class. The Shanzhai (imitation goods) phones are the ones with SD card readers and removable batteries; features that are desired in China, but don't strongly play back into revenue for manufacturers and are thus increasingly omitted from modern brand-name cellphones. Where does ethics come into play here? Do we support large, international corporations that desire exclusive access to certain technology? Or does the illegal innovation which has turned Shenzen into a hotbed of economic activity deserve to stay?</text:span></text:p>
      <text:p text:style-name="P12"/>
      <text:p text:style-name="P14"><text:tab/><text:span text:style-name="T13">In most of these realms, viewpoint and background plays a large role in our representation of ethical behavior. Perhaps the ethical thing for oil sands mining and hydraulic fracturing companies to do is invest profit into cleaner energy avenues; I don't think it's as far fetched as sensationalist news reports claiming “petroleum companies abhor clean energy” would lead you to believe. In the Amazon maybe a compromise can be found, one in which lessons learned from situations such as the Mad Cow outbreak are utilized to protect people and cattle who move in land that was previously rain forest. When discussing industry, reality likely adheres to a margin in the middle somewhere, a zone where people try to do the right thing, but don't mind bending their ethical rules to become rich in the process. External factors can help push organizations and companies to behave ethically; one way that behavior may be injected back into business practices is by regulation and government oversight, given that the ruling party is relatively fair and free from corruption. Another route is by consumer lobbying, where a population's purchasing power provides incentive to sell products that meet expectations of ethical practic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20:57:01.439887449</meta:creation-date>
    <dc:date>2016-12-01T10:41:25.254820724</dc:date>
    <meta:editing-duration>PT23H7M47S</meta:editing-duration>
    <meta:editing-cycles>83</meta:editing-cycles>
    <meta:generator>LibreOffice/5.2.3.3$Linux_X86_64 LibreOffice_project/20m0$Build-3</meta:generator>
    <meta:print-date>2016-12-01T10:04:54.400809061</meta:print-date>
    <meta:document-statistic meta:table-count="0" meta:image-count="0" meta:object-count="0" meta:page-count="3" meta:paragraph-count="8" meta:word-count="1412" meta:character-count="8786" meta:non-whitespace-character-count="7376"/>
  </office:meta>
</office:document-meta>
</file>